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b25a" officeooo:paragraph-rsid="001ab25a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ab25a" officeooo:paragraph-rsid="001ab25a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l text</text:p>
      <text:p text:style-name="P1"><text:span text:style-name="T1">Bold text</text:span><text:line-break/><text:span text:style-name="T3">Italic text</text:span><text:line-break/><text:span text:style-name="T2">Underline text</text:span></text:p>
      <text:p text:style-name="P2">Bold text &amp; Italic text &amp; Underlin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</meta:initial-creator>
    <meta:creation-date>2013-12-28T00:21:45.993486602</meta:creation-date>
    <dc:date>2013-12-28T00:23:26.389004442</dc:date>
    <dc:creator>Valentin </dc:creator>
    <meta:editing-duration>P0D</meta:editing-duration>
    <meta:editing-cycles>1</meta:editing-cycles>
    <meta:document-statistic meta:table-count="0" meta:image-count="0" meta:object-count="0" meta:page-count="1" meta:paragraph-count="3" meta:word-count="16" meta:character-count="87" meta:non-whitespace-character-count="74"/>
    <meta:generator>LibreOffice/4.1.3.2$Linux_X86_64 LibreOffice_project/410$Build-2</meta:generator>
  </office:meta>
</office:document-meta>
</file>